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attle</text:p>
      <text:p text:style-name="Subtitle">Design Notes</text:p>
      <text:p text:style-name="Standard">Ronaldo Nascimento</text:p>
      <text:h text:style-name="Heading_20_1" text:outline-level="1">Description</text:h>
      <text:p text:style-name="Text_20_body">A multi-platform, turn based, strategy role-playing game.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lbany AMT1" style:font-size-asian="10.5pt" style:language-asian="zxx" style:country-asian="none" style:font-name-complex="Albany AMT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creation-date>2011-09-11T18:07:14</meta:creation-date>
    <meta:editing-cycles>4</meta:editing-cycles>
    <meta:editing-duration>PT1M42S</meta:editing-duration>
    <meta:initial-creator>Ronaldo Nascimento</meta:initial-creator>
    <dc:date>2011-09-11T18:08:55</dc:date>
    <dc:creator>Ronaldo Nascimento</dc:creator>
    <meta:document-statistic meta:table-count="0" meta:image-count="0" meta:object-count="0" meta:page-count="1" meta:paragraph-count="5" meta:word-count="13" meta:character-count="104"/>
    <meta:user-defined meta:name="Info 1"/>
    <meta:user-defined meta:name="Info 2"/>
    <meta:user-defined meta:name="Info 3"/>
    <meta:user-defined meta:name="Info 4"/>
  </office:meta>
</office:document-meta>
</file>